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78F72C91BE855493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s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9-03-21T17:47:26.689281379">21 mars 2019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contact.title] [contact.lastname],</text:p>
      <text:p text:style-name="P10"/>
      <text:p text:style-name="P13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contact.lastname] ). </text:span></text:p>
      <text:p text:style-name="P14"/>
      <text:p text:style-name="P14"><text:span text:style-name="T8">Nous sommes, avec </text:span>Monsieur le Maire, <text:span text:style-name="T7">extrêmement attentifs à votre situation et ferons notre maximum pour y apporter une réponse favorable. </text:span></text:p>
      <text:p text:style-name="P14"/>
      <text:p text:style-name="P15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4"/>
      <text:p text:style-name="P16">Je vous prie de recevoir, <text:span text:style-name="T11">[contact.title] [contac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78F72C91BE855493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27S</meta:editing-duration>
    <meta:editing-cycles>25</meta:editing-cycles>
    <meta:generator>LibreOffice/6.0.7.3$Linux_X86_64 LibreOffice_project/00m0$Build-3</meta:generator>
    <dc:date>2019-03-21T17:47:26.462445786</dc:date>
    <meta:print-date>2016-06-06T11:07:27.701000000</meta:print-date>
    <meta:document-statistic meta:table-count="2" meta:image-count="1" meta:object-count="0" meta:page-count="1" meta:paragraph-count="22" meta:word-count="193" meta:character-count="1360" meta:non-whitespace-character-count="1175"/>
  </office:meta>
</office:document-meta>
</file>